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b9126"/>
    </style:style>
    <style:style style:name="P2" style:family="paragraph" style:parent-style-name="Standard">
      <style:text-properties officeooo:rsid="001c5f9d" officeooo:paragraph-rsid="001c5f9d"/>
    </style:style>
    <style:style style:name="P3" style:family="paragraph" style:parent-style-name="Standard">
      <style:text-properties officeooo:paragraph-rsid="001c5f9d"/>
    </style:style>
    <style:style style:name="T1" style:family="text">
      <style:text-properties officeooo:rsid="001c5f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tudent_name</text:p>
      <text:p text:style-name="P1">student_gender</text:p>
      <text:p text:style-name="P1">caste</text:p>
      <text:p text:style-name="P1">sub_caste</text:p>
      <text:p text:style-name="P1">class_id</text:p>
      <text:p text:style-name="Standard">section_id</text:p>
      <text:p text:style-name="Standard">adhar_number</text:p>
      <text:p text:style-name="Standard">datepicker</text:p>
      <text:p text:style-name="Standard">transport_id</text:p>
      <text:p text:style-name="Standard">dormitory_id</text:p>
      <text:p text:style-name="Standard">address</text:p>
      <text:p text:style-name="Standard">email</text:p>
      <text:p text:style-name="Standard">student_phone</text:p>
      <text:p text:style-name="Standard">student_password</text:p>
      <text:p text:style-name="Standard">admission_number</text:p>
      <text:p text:style-name="Standard">blood_group</text:p>
      <text:p text:style-name="Standard">parent_name</text:p>
      <text:p text:style-name="Standard">mother_name</text:p>
      <text:p text:style-name="Standard">parent_address</text:p>
      <text:p text:style-name="Standard">parent_number</text:p>
      <text:p text:style-name="Standard">parent_email</text:p>
      <text:p text:style-name="Standard">parent_password</text:p>
      <text:p text:style-name="Standard">parent_profession</text:p>
      <text:p text:style-name="Standard"/>
      <text:p text:style-name="Standard"/>
      <text:p text:style-name="P2">#teacher_register</text:p>
      <text:p text:style-name="Standard">teacher_name</text:p>
      <text:p text:style-name="Standard">teacher_gender</text:p>
      <text:p text:style-name="Standard">teacher_adhar_no</text:p>
      <text:p text:style-name="Standard">teacher_dob</text:p>
      <text:p text:style-name="Standard">show_website</text:p>
      <text:p text:style-name="Standard">teacher_designation</text:p>
      <text:p text:style-name="Standard">teacher_address</text:p>
      <text:p text:style-name="Standard">teacher_phone</text:p>
      <text:p text:style-name="Standard">teacher_email</text:p>
      <text:p text:style-name="Standard">teacher_password</text:p>
      <text:p text:style-name="Standard">academics</text:p>
      <text:p text:style-name="Standard">teacher_profession</text:p>
      <text:p text:style-name="Standard">staff_category</text:p>
      <text:p text:style-name="Standard"/>
      <text:p text:style-name="P3"><text:span text:style-name="T1">#accountant</text:span>_register</text:p>
      <text:p text:style-name="Standard">accountant_name</text:p>
      <text:p text:style-name="Standard">accountant_gender</text:p>
      <text:p text:style-name="Standard">accountant_email</text:p>
      <text:p text:style-name="Standard">accountant_password</text:p>
      <text:p text:style-name="Standard">accountant_address</text:p>
      <text:p text:style-name="Standard">accountant_phone</text:p>
      <text:p text:style-name="Standard">accountant_academics</text:p>
      <text:p text:style-name="Standard">accountant_profession</text:p>
      <text:p text:style-name="Standard"/>
      <text:p text:style-name="Standard"/>
      <text:p text:style-name="Standard"><text:span text:style-name="T1">#</text:span>librarian_register</text:p>
      <text:p text:style-name="Standard"/>
      <text:p text:style-name="Standard">librarian_name</text:p>
      <text:p text:style-name="Standard">librarian_gender</text:p>
      <text:p text:style-name="Standard">librarian_email</text:p>
      <text:p text:style-name="Standard"><text:soft-page-break/>librarian_password</text:p>
      <text:p text:style-name="Standard">librarian_address</text:p>
      <text:p text:style-name="Standard">librarian_phone</text:p>
      <text:p text:style-name="Standard">librarian_academics</text:p>
      <text:p text:style-name="Standard">librarian_profes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3:14:30.643242601</meta:creation-date>
    <dc:date>2018-12-12T14:32:40.995224232</dc:date>
    <meta:editing-duration>PT17M9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55" meta:word-count="55" meta:character-count="779" meta:non-whitespace-character-count="779"/>
  </office:meta>
</office:document-meta>
</file>